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ab-stops>
          <style:tab-stop style:position="6.72cm"/>
          <style:tab-stop style:position="9.551cm"/>
          <style:tab-stop style:position="14.367cm"/>
          <style:tab-stop style:position="19.182cm"/>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4" style:family="paragraph" style:parent-style-name="Standard">
      <style:paragraph-properties fo:line-height="150%" fo:text-align="justify" style:justify-single-word="false">
        <style:tab-stops/>
      </style:paragraph-properties>
    </style:style>
    <style:style style:name="P5" style:family="paragraph" style:parent-style-name="Standard">
      <style:paragraph-properties fo:line-height="150%" fo:text-align="justify" style:justify-single-word="false" fo:break-before="page">
        <style:tab-stops/>
      </style:paragraph-properties>
      <style:text-properties style:font-name="Times New Roman" fo:font-size="14pt" style:font-size-asian="14pt" style:font-size-complex="14pt"/>
    </style:style>
    <style:style style:name="P6" style:family="paragraph" style:parent-style-name="Standard">
      <style:paragraph-properties fo:line-height="150%" fo:text-align="justify" style:justify-single-word="false">
        <style:tab-stops>
          <style:tab-stop style:position="6.72cm"/>
          <style:tab-stop style:position="9.551cm"/>
          <style:tab-stop style:position="14.367cm"/>
          <style:tab-stop style:position="19.182cm"/>
        </style:tab-stops>
      </style:paragraph-properties>
      <style:text-properties style:font-name="Times New Roman" fo:font-size="14pt" fo:font-weight="normal"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8" style:family="paragraph" style:parent-style-name="Standard" style:list-style-name="L2">
      <style:paragraph-properties fo:line-height="150%" fo:text-align="justify" style:justify-single-word="false">
        <style:tab-stops/>
      </style:paragraph-properties>
      <style:text-properties style:font-name="Times New Roman" fo:font-size="14pt" style:font-size-asian="14pt" style:font-size-complex="14pt"/>
    </style:style>
    <style:style style:name="P9" style:family="paragraph" style:parent-style-name="Standard">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10" style:family="paragraph" style:parent-style-name="Standard" style:list-style-name="L1">
      <style:paragraph-properties fo:line-height="150%" fo:text-align="justify" style:justify-single-word="false">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2" style:family="paragraph" style:parent-style-name="Standard" style:list-style-name="L3">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3" style:family="paragraph" style:parent-style-name="Standard" style:list-style-name="L4">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4" style:family="paragraph" style:parent-style-name="Standard" style:list-style-name="L5">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5" style:family="paragraph" style:parent-style-name="Standard" style:list-style-name="L6">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ru" fo:country="RU" fo:font-style="normal" fo:font-weight="bold" style:font-size-asian="14pt" style:font-weight-asian="bold" style:font-size-complex="14pt" style:font-weight-complex="bold"/>
    </style:style>
    <style:style style:name="P17" style:family="paragraph" style:parent-style-name="Standard">
      <style:paragraph-properties fo:line-height="150%" fo:text-align="center" style:justify-single-word="false">
        <style:tab-stops/>
      </style:paragraph-properties>
      <style:text-properties fo:font-variant="normal" fo:text-transform="none" fo:color="#000000" style:font-name="Times New Roman" fo:font-size="14pt" fo:letter-spacing="normal" fo:language="ru" fo:country="RU" fo:font-style="normal" fo:font-weight="bold"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19" style:family="paragraph" style:parent-style-name="Standard" style:list-style-name="L6">
      <style:paragraph-properties fo:line-height="150%" fo:text-align="justify" style:justify-single-word="false">
        <style:tab-stops/>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20" style:family="paragraph" style:parent-style-name="Standard">
      <style:paragraph-properties fo:line-height="150%" fo:text-align="justify" style:justify-single-word="false">
        <style:tab-stops/>
      </style:paragraph-properties>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P21" style:family="paragraph" style:parent-style-name="Standard" style:list-style-name="L2">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22" style:family="paragraph" style:parent-style-name="_3f__3f__3f__3f__3f__3f__3f__7e_LT_7e_Gliederung_20_1" style:list-style-name="L2">
      <style:paragraph-properties fo:line-height="150%" fo:text-align="justify" style:justify-single-word="false">
        <style:tab-stops/>
      </style:paragraph-properties>
      <style:text-properties fo:color="#000000" style:font-name="Times New Roman" fo:font-size="14pt" fo:font-style="normal"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language="ru" fo:country="RU" fo:font-weight="normal" style:font-weight-asian="normal" style:font-weight-complex="normal"/>
    </style:style>
    <style:style style:name="T3" style:family="text">
      <style:text-properties fo:language="ru" fo:country="RU"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3333" style:text-outline="false" style:text-line-through-style="none" style:font-name="Times New Roman" fo:font-size="14pt"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style:font-name="Times New Roman" fo:font-size="14pt" style:font-size-asian="14pt" style:font-size-complex="14pt"/>
    </style:style>
    <style:style style:name="T9" style:family="text">
      <style:text-properties style:font-name="Times New Roman" fo:font-size="14pt" fo:language="ru" fo:country="RU" style:font-size-asian="14pt"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T12" style:family="text">
      <style:text-properties fo:font-variant="normal" fo:text-transform="none" fo:color="#000000" fo:letter-spacing="normal" fo:language="ru" fo:country="RU" fo:font-style="normal" fo:font-weight="normal"/>
    </style:style>
    <style:style style:name="T13" style:family="text">
      <style:text-properties fo:font-variant="normal" fo:text-transform="none" fo:color="#000000" fo:letter-spacing="normal" fo:language="ru" fo:country="RU" fo:font-style="normal" fo:font-weight="normal" style:font-weight-asian="normal" style:font-weight-complex="normal"/>
    </style:style>
    <style:style style:name="T14" style:family="text">
      <style:text-properties fo:font-variant="normal" fo:text-transform="none" fo:color="#000000" fo:letter-spacing="normal" fo:language="ru" fo:country="RU" fo:font-style="normal" fo:font-weight="bold" style:font-weight-asian="bold" style:font-weight-complex="bold"/>
    </style:style>
    <style:style style:name="T15" style:family="text">
      <style:text-properties fo:font-variant="normal" fo:text-transform="none" fo:color="#000000" fo:letter-spacing="normal" fo:language="en" fo:country="US" fo:font-style="normal" fo:font-weight="normal"/>
    </style:style>
    <style:style style:name="T16" style:family="text">
      <style:text-properties fo:font-variant="normal" fo:text-transform="none" fo:color="#000000" fo:letter-spacing="normal" fo:language="en" fo:country="US" fo:font-style="normal" fo:font-weight="normal" style:font-weight-asian="normal" style:font-weight-complex="normal"/>
    </style:style>
    <style:style style:name="T17" style:family="text">
      <style:text-properties fo:font-variant="normal" fo:text-transform="none" fo:color="#000000" fo:letter-spacing="normal" fo:language="en" fo:country="US" fo:font-style="normal" fo:font-weight="bold" style:font-weight-asian="bold" style:font-weight-complex="bold"/>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bold" style:font-weight-asian="bold" style:font-weight-complex="bold"/>
    </style:style>
    <style:style style:name="T20" style:family="text">
      <style:text-properties fo:font-variant="normal" fo:text-transform="none" fo:color="#000000" style:font-name="Times New Roman" fo:letter-spacing="normal" fo:language="ru" fo:country="RU" fo:font-style="normal" fo:font-weight="normal" style:font-weight-asian="normal" style:font-weight-complex="normal"/>
    </style:style>
    <style:style style:name="T21" style:family="text">
      <style:text-properties fo:font-variant="normal" fo:text-transform="none" fo:color="#000000" style:font-name="Times New Roman" fo:letter-spacing="normal" fo:language="en" fo:country="US" fo:font-style="normal" fo:font-weight="normal" style:font-weight-asian="normal" style:font-weight-complex="normal"/>
    </style:style>
    <style:style style:name="T22" style:family="text">
      <style:text-properties fo:font-variant="normal" fo:text-transform="none" fo:color="#000000" style:font-name="Times New Roman" fo:letter-spacing="normal" fo:language="ru" fo:country="RU" fo:font-style="normal" fo:font-weight="normal" style:font-weight-asian="normal" style:font-weight-complex="normal"/>
    </style:style>
    <style:style style:name="T23" style:family="text">
      <style:text-properties fo:font-variant="normal" fo:text-transform="none" fo:letter-spacing="normal" fo:language="ru" fo:country="RU"/>
    </style:style>
    <style:style style:name="T24" style:family="text">
      <style:text-properties fo:font-variant="normal" fo:text-transform="none" fo:letter-spacing="normal" fo:language="ru" fo:country="RU" fo:font-style="normal" fo:font-weight="normal" style:font-weight-asian="normal" style:font-weight-complex="normal"/>
    </style:style>
    <style:style style:name="T25" style:family="text">
      <style:text-properties fo:font-variant="normal" fo:text-transform="none" style:text-outline="false" style:text-line-through-style="none" fo:letter-spacing="normal" fo:language="ru" fo:country="RU" fo:text-shadow="none" style:text-underline-style="none" style:letter-kerning="true" style:font-name-asian="Arial1" style:font-style-asian="normal" style:font-name-complex="Arial1" style:font-style-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чь</text:p>
      <text:p text:style-name="P2"/>
      <text:p text:style-name="P4"><text:span text:style-name="T10">(с1)<text:tab/></text:span><text:span text:style-name="T8">Уважаемые </text:span><text:span text:style-name="T9">присутствующие</text:span><text:span text:style-name="T8">, вашему вниманию представляется дипломная работа на тему: </text:span><text:span text:style-name="T11">«</text:span><text:span text:style-name="T5">Разработка горизонтально масштабируемой системы легковесных виртуальных машин</text:span><text:span text:style-name="T11">».</text:span></text:p>
      <text:p text:style-name="P6"/>
      <text:p text:style-name="P3"><text:span text:style-name="T1">(с2)</text:span><text:span text:style-name="T4"><text:tab/>Современный мир характеризуется высокой динамичностью, большими объёмами обрабатываемых данных, поэтому от </text:span><text:span text:style-name="T6">IT </text:span><text:span text:style-name="T2">инфраструктур компаний требуется возможность быстрого реагирования на изменившиеся требования бизнеса. За последние десятилетия наиболее распространённым подходом к решению этой задачи стало использование облачных вычислений, они предоставляют множество плюсов:</text:span></text:p>
      <text:list xml:id="list6176112070305085346" text:style-name="L1">
        <text:list-item>
          <text:p text:style-name="P10">возможность быстро нарастить вычислительные ресурсы;</text:p>
        </text:list-item>
        <text:list-item>
          <text:p text:style-name="P10">низкая вероятность технических сбоев;</text:p>
        </text:list-item>
        <text:list-item>
          <text:p text:style-name="P10">сокращение капитальных и оперативных затрат бизнеса.</text:p>
        </text:list-item>
      </text:list>
      <text:p text:style-name="P9"/>
      <text:p text:style-name="P3"><text:span text:style-name="T3">(с3)</text:span><text:span text:style-name="T2"><text:tab/>Для возможности эффективного использования облачных вычислений информационные системы должны обладать возможностью горизонтального масштабирования. Применяемые ранее монолитные архитектуры довольно сложно эффективно масштабировать, поэтому в настоящее время принято разрабатывать системы на основе множества микросервисов. Микросервис - это минимальная единица функциональности системы, слабо связанная с другими компонентами и обрабатывает однотипные запросы, обычно передаваемые по протоколу http. Микросервисы исполняются в виртуальной среде, как правило, для их запуска используются традиционные операционные системы, такие как: Windows, unix-подобные, </text:span><text:span text:style-name="T6">FreeBSD</text:span><text:span text:style-name="T2"> и другие. Данные операционные системы, однако, не обладают архитектурой, ориентированной на такой режим исполнения и иногда могут накладывать дополнительные накладные расходы на вычислительные ресурсы, превосходящие затраты самого микросервиса. В противовес традиционным операционным системам существует новый подход под названием </text:span><text:span text:style-name="T3">U</text:span><text:span text:style-name="T7">nikernel</text:span><text:span text:style-name="T2"> идеально подходящий для запуска горизонтально масштабируемых микросервисов. </text:span><text:span text:style-name="T3">U</text:span><text:span text:style-name="T7">nikernel</text:span><text:span text:style-name="T2"> система ориентирована на выполнение единственной задачи, поэтому лишены чрезмерных накладных расходов.</text:span></text:p>
      <text:p text:style-name="P9"/>
      <text:p text:style-name="P3"><text:soft-page-break/><text:span text:style-name="T3">(с4)</text:span><text:span text:style-name="T2"><text:tab/>В рамках данной работы были поставленные следующие цели:</text:span></text:p>
      <text:list xml:id="list3586508753612164599" text:style-name="L2">
        <text:list-item>
          <text:p text:style-name="P8"><text:span text:style-name="T13">Проектиров</text:span><text:span text:style-name="T13">ание системы горизонтального масштабирования виртуальных машин и диспетчеризации запросов к исполняемым на них микросервисам;</text:span></text:p>
        </text:list-item>
        <text:list-item>
          <text:p text:style-name="P8"><text:span text:style-name="T13">Реализация компонентов системы в соответствии с разработанной моделью взаимодействия.</text:span><text:span text:style-name="T13"> </text:span></text:p>
        </text:list-item>
      </text:list>
      <text:p text:style-name="P11"/>
      <text:p text:style-name="P3"><text:span text:style-name="T14">(с5)</text:span><text:span text:style-name="T13"><text:tab/>В данной работе была использована </text:span><text:span text:style-name="T16">IncludeOS - </text:span><text:span text:style-name="T13">это </text:span><text:span text:style-name="T20">U</text:span><text:span text:style-name="T21">nikernel</text:span><text:span text:style-name="T20"> система,</text:span><text:span text:style-name="T13"> представленная в 2016 году. Данная операционная система обладает следующими характеристиками: </text:span></text:p>
      <text:list xml:id="list3458205033470902276" text:style-name="L3">
        <text:list-item>
          <text:p text:style-name="P12">наличием единого плоского образа операционной системы, скомпонованной вместе с прикладной задачей;</text:p>
        </text:list-item>
        <text:list-item>
          <text:p text:style-name="P12">минимальным требованием к ресурсам хоста;</text:p>
        </text:list-item>
        <text:list-item>
          <text:p text:style-name="P12">скорость старта вплоть до 200 миллисекунд;</text:p>
        </text:list-item>
        <text:list-item>
          <text:p text:style-name="P12">написана на языке программирования С++ и исполняет прикладную задачу на нулевом кольце защиты;</text:p>
        </text:list-item>
        <text:list-item>
          <text:p text:style-name="P12">ориентирована на работу с Web-сервисами.</text:p>
        </text:list-item>
      </text:list>
      <text:p text:style-name="P11"/>
      <text:p text:style-name="P3"><text:span text:style-name="T14">(с6)<text:tab/></text:span><text:span text:style-name="T13">Общая схема системы представлена на слайде №6. В неё входят сл. компоненты: </text:span></text:p>
      <text:list xml:id="list6713137834478413284" text:style-name="L4">
        <text:list-item>
          <text:p text:style-name="P13">клиентский модуль;</text:p>
        </text:list-item>
        <text:list-item>
          <text:p text:style-name="P13">сервер диспетчеризации запросов;</text:p>
        </text:list-item>
        <text:list-item>
          <text:p text:style-name="P13">база данных с состоянием системы;</text:p>
        </text:list-item>
        <text:list-item>
          <text:p text:style-name="P13">контроллер виртуальных машин;</text:p>
        </text:list-item>
        <text:list-item>
          <text:p text:style-name="P13">агент, дополняющий виртуальную машину;</text:p>
        </text:list-item>
        <text:list-item>
          <text:p text:style-name="P13">консоль администратора.</text:p>
        </text:list-item>
      </text:list>
      <text:p text:style-name="P11">Рассмотрим теперь компоненты системы подробней.</text:p>
      <text:p text:style-name="P16"/>
      <text:p text:style-name="P3"><text:span text:style-name="T14">(с7)</text:span><text:span text:style-name="T13"><text:tab/>Бизнес-логика приложения взаимодействуют с двумя компонентами системы: с клиентским модулем и интерфейсом web-сервисов на уровне виртуальной машины. Клиентский модуль позволяет абстрагироваться от топологии инфраструктуры среды исполнения, его задача состоит в передаче формируемых на клиентской стороне запросов на, транспортный уровень. Микросервис абстрагирован от данных клиентской стороны и маршрута прохождения запроса.</text:span></text:p>
      <text:p text:style-name="P3"><text:soft-page-break/><text:span text:style-name="T14">(с8)</text:span><text:span text:style-name="T13"><text:tab/>Сервер диспетчеризации реализуют диспетчеризацию запросов web-сервисов и горизонтальное масштабирование виртуальных машин. В зависимости от текущего состояния системы может быть принято решение о запуске дополнительных виртуальных машин и об остановке запущенных. Входящий запрос на обработку передаётся одной из виртуальных машин, где обрабатывается Web сервисом на уровне прикладной бизнес-логики. Текущие сведения о состоянии системы можно получить в консоли администратора.</text:span></text:p>
      <text:p text:style-name="P11"/>
      <text:p text:style-name="P3"><text:span text:style-name="T14">(с9)</text:span><text:span text:style-name="T13"><text:tab/>На данном слайде приведена диаграмма процесса обработки входных запросов. При наличии простаивающих виртуальных машин, запрос на обработку отправляется одной из них. После получения ответа от выбранной виртуальной машины, данные пересылаются клиентскому модулю. Исходя из текущей загруженности системы может быть принято решение о запуске еще одного экземпляра виртуальной машины. При отсутствии свободных слотов виртуальной машины, выбирается для обработки запроса наименее загруженная.</text:span></text:p>
      <text:p text:style-name="P11"/>
      <text:p text:style-name="P3"><text:span text:style-name="T14">(с10)</text:span><text:span text:style-name="T13"><text:tab/>Для предоставления обратной связи, каждая виртуальная машина с заданной частотой отправляет сведения о своём состоянии серверу диспетчеризации. При получении сведений о состоянии виртуальной машины, сервер либо регистрируют в базе данных новую виртуальную машину, либо обновляет состояние уже имеющейся. Исходя из тренда загруженности виртуальной машины, при падении нагрузки меньше порогового значения сервер диспетчеризации принимает решение об её остановки и отправляет соответствующую команду.</text:span></text:p>
      <text:p text:style-name="P11"/>
      <text:p text:style-name="P3"><text:span text:style-name="T14">(с11)</text:span><text:span text:style-name="T13"><text:tab/>Для хранения и обработки состояний системы используется реляционная база данных, она включает в себя:</text:span></text:p>
      <text:list xml:id="list3724154894494337314" text:style-name="L5">
        <text:list-item>
          <text:p text:style-name="P14">реестр ip-адресов, зарезервированных для использования виртуальными машинами;</text:p>
        </text:list-item>
        <text:list-item>
          <text:p text:style-name="P14">пул исполняемых в текущий момент виртуальных машин;</text:p>
        </text:list-item>
        <text:list-item>
          <text:p text:style-name="P14">набор параметров, позволяющих настраивать поведения системы.</text:p>
        </text:list-item>
      </text:list>
      <text:p text:style-name="P11"/>
      <text:p text:style-name="P16"/>
      <text:p text:style-name="P5"><text:span text:style-name="T14">(с12)</text:span><text:span text:style-name="T13"><text:tab/>Элементами научной новизны в данной работе является то, что:</text:span></text:p>
      <text:list xml:id="list1128819610278059721" text:style-name="L6">
        <text:list-item>
          <text:p text:style-name="P15">Впервые создана модель горизонтально масштабируемой распределенной обработки запросов на основе легковесных виртуальных машин;</text:p>
        </text:list-item>
        <text:list-item>
          <text:p text:style-name="P19">Создана работоспособная реализация предложной системы на примере виртуальных машин с ядром IncludeOS.</text:p>
        </text:list-item>
      </text:list>
      <text:p text:style-name="P18"/>
      <text:p text:style-name="P3"><text:span text:style-name="T19">(с13)</text:span><text:span text:style-name="T18"><text:tab/></text:span><text:span text:style-name="T12">Вся система тестировалась на демо-сервисе, который производил подсчёт количества простых чисел, вплоть до указанного числа. Устанавливался временной промежуток в 20 секунд и подсчитывалось количество обработанных запросов на различном количестве виртуальных машин. Все запросы по сложности вычисления были примерно одинаковые.</text:span></text:p>
      <text:p text:style-name="P3"><text:span text:style-name="T12"/></text:p>
      <text:p text:style-name="P3"><text:span text:style-name="T14">(с14)</text:span><text:span text:style-name="T12"><text:tab/>Работа всех компонентов системы при обработки запросов представлена на слайде №14.</text:span></text:p>
      <text:p text:style-name="P20"/>
      <text:p text:style-name="P3"><text:span text:style-name="T17">(c15)</text:span><text:span text:style-name="T15"><text:tab/></text:span><text:span text:style-name="T12">Объём представленной системы приблизительной 3800 строк кода. При реализации данной системы использовалось три языка программирования, три операционные системы и более десятка различных библиотек и программных продуктов сторонних разработчиков.</text:span></text:p>
      <text:p text:style-name="P11"/>
      <text:p text:style-name="P11"><text:span text:style-name="T1">(с16)</text:span><text:tab/>В рамках данной работы были достигнуты следующие цели:</text:p>
      <text:list xml:id="list40665953" text:continue-list="list3586508753612164599" text:style-name="L2">
        <text:list-item text:start-value="1">
          <text:p text:style-name="P8"><text:span text:style-name="T13">Спроектирована и реализована система горизонтального масштабирования </text:span><text:span text:style-name="T20">виртуальных машин и диспетчеризации запросов к исполняемым на них микросервисам;</text:span></text:p>
        </text:list-item>
        <text:list-item>
          <text:p text:style-name="P21"><text:span text:style-name="T24">Реализованы компоненты системы в соответствии с разработанной моделью взаимодействия. </text:span></text:p>
        </text:list-item>
        <text:list-item>
          <text:p text:style-name="P22"><text:span text:style-name="T25">Результаты работы были продемонстрированы в 14-ой всероссийской научно-технической конференции «Наука и молодёжь — 2017» в секции «информационные технологии»</text:span></text:p>
        </text:list-item>
      </text:list>
      <text:p text:style-name="P16"><text:tab/></text:p>
      <text:p text:style-name="P17">Доклад окончен, спасибо за внима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9.955cm" style:type="center"/>
          <style:tab-stop style:position="19.913cm" style:type="right"/>
        </style:tab-stops>
      </style:paragraph-properties>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_3f__20__3f__3f__3f__20__3f__3f__3f__3f__3f__3f__3f__20__3f__20__3f__3f__3f__3f__3f__3f__3f_" style:display-name="?????? ??? ???????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 style:display-name="WW-???????" style:family="paragraph">
      <style:paragraph-properties style:text-autospace="none"/>
      <style:text-properties fo:font-size="12pt" style:font-size-asian="12pt" style:font-size-complex="12pt"/>
    </style:style>
    <style:style style:name="_3f__3f__3f__3f__3f__3f__20__3f__3f__3f__3f__3f__3f__3f__3f__3f_" style:display-name="?????? ?????????" style:family="paragraph">
      <style:paragraph-properties style:text-autospace="none"/>
      <style:text-properties fo:font-size="14pt" style:font-size-asian="14pt" style:font-size-complex="1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52cm" fo:margin-bottom="0.543cm" fo:margin-left="0.556cm" fo:margin-right="0.53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18:52:14.29</meta:creation-date>
    <dc:date>2017-06-10T20:47:15.52</dc:date>
    <meta:editing-duration>PT2H37M5S</meta:editing-duration>
    <meta:editing-cycles>85</meta:editing-cycles>
    <meta:generator>OpenOffice/4.1.2$Win32 OpenOffice.org_project/412m3$Build-9782</meta:generator>
    <meta:print-date>2017-05-31T20:24:42.34</meta:print-date>
    <meta:document-statistic meta:table-count="0" meta:image-count="0" meta:object-count="0" meta:page-count="4" meta:paragraph-count="45" meta:word-count="799" meta:character-count="6657"/>
  </office:meta>
</office:document-meta>
</file>